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0.747cm" fo:min-width="10.0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66cc" style:text-outline="false" style:text-line-through-style="none" style:text-line-through-type="none" style:text-position="0% 100%" style:font-name="Droid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904cm" svg:height="1.841cm" svg:x="14.996cm" svg:y="1.307cm">
          <draw:text-box>
            <text:p>array = linspace(start, stop, num)</text:p>
            <text:p>array = linrange(start, stop, step)</text:p>
          </draw:text-box>
        </draw:frame>
        <draw:frame draw:style-name="gr2" draw:text-style-name="P2" draw:layer="layout" svg:width="15.094cm" svg:height="3.531cm" svg:x="1.524cm" svg:y="13.716cm">
          <draw:text-box>
            <text:p>best_params = fit_leastsq(error_func, params, data)</text:p>
            <text:p>res = min_bounded(min_func, bounds, system)</text:p>
            <text:p>res = max_bounded(min_func, bounds, system)</text:p>
            <text:p/>
          </draw:text-box>
        </draw:frame>
        <draw:frame draw:style-name="gr1" draw:text-style-name="P1" draw:layer="layout" svg:width="9.35cm" svg:height="0.996cm" svg:x="1.397cm" svg:y="10.053cm">
          <draw:text-box>
            <text:p>run_odeint(system, slope_func)</text:p>
          </draw:text-box>
        </draw:frame>
        <draw:frame draw:style-name="gr1" draw:text-style-name="P1" draw:layer="layout" svg:width="8.524cm" svg:height="1.841cm" svg:x="17.907cm" svg:y="4.609cm">
          <draw:text-box>
            <text:p>func = interpolate(series)</text:p>
            <text:p>func = interp_inverse(series)</text:p>
          </draw:text-box>
        </draw:frame>
        <draw:frame draw:style-name="gr3" draw:text-style-name="P1" draw:layer="layout" svg:width="0.502cm" svg:height="0.996cm" svg:x="5.242cm" svg:y="9.651cm">
          <draw:text-box>
            <text:p/>
          </draw:text-box>
        </draw:frame>
        <draw:frame draw:style-name="gr3" draw:text-style-name="P1" draw:layer="layout" svg:width="0.502cm" svg:height="0.996cm" svg:x="5.191cm" svg:y="9.651cm">
          <draw:text-box>
            <text:p/>
          </draw:text-box>
        </draw:frame>
        <draw:frame draw:style-name="gr1" draw:text-style-name="P1" draw:layer="layout" svg:width="4.617cm" svg:height="0.996cm" svg:x="13.335cm" svg:y="7.239cm">
          <draw:text-box>
            <text:p>unpack(series)</text:p>
          </draw:text-box>
        </draw:frame>
        <draw:frame draw:style-name="gr1" draw:text-style-name="P1" draw:layer="layout" svg:width="9.003cm" svg:height="0.996cm" svg:x="1.397cm" svg:y="11.958cm">
          <draw:text-box>
            <text:p>soln = fsolve(func, x0, system)</text:p>
          </draw:text-box>
        </draw:frame>
        <draw:frame draw:style-name="gr1" draw:text-style-name="P1" draw:layer="layout" svg:width="6.352cm" svg:height="1.841cm" svg:x="1.335cm" svg:y="4.445cm">
          <draw:text-box>
            <text:p>series = TimeSeries()</text:p>
            <text:p>sweep = Sweep()</text:p>
          </draw:text-box>
        </draw:frame>
        <draw:frame draw:style-name="standard" draw:layer="layout" svg:width="9.481cm" svg:height="2.686cm" svg:x="1.27cm" svg:y="1.27cm">
          <draw:text-box>
            <text:p text:style-name="P3">system = System(a=1, b=2)</text:p>
            <text:p text:style-name="P3">state = State(a=1, b=2)</text:p>
            <text:p text:style-name="P3">condition = Condition(a=1, b=2)</text:p>
          </draw:text-box>
        </draw:frame>
        <draw:frame draw:style-name="gr1" draw:text-style-name="P1" draw:layer="layout" svg:width="7.034cm" svg:height="1.841cm" svg:x="9.398cm" svg:y="4.482cm">
          <draw:text-box>
            <text:p>frame = TimeFrame()</text:p>
            <text:p>sweep = SweepFrame()</text:p>
          </draw:text-box>
        </draw:frame>
        <draw:frame draw:style-name="gr1" draw:text-style-name="P1" draw:layer="layout" svg:width="10.599cm" svg:height="1.841cm" svg:x="1.27cm" svg:y="7.239cm">
          <draw:text-box>
            <text:p>system = make_system(condition)</text:p>
            <text:p>derivs = slope_func(state, t, system)</text:p>
          </draw:text-box>
        </draw:frame>
        <draw:frame draw:style-name="gr1" draw:text-style-name="P1" draw:layer="layout" svg:width="5.235cm" svg:height="4.376cm" svg:x="16.764cm" svg:y="10.16cm">
          <draw:text-box>
            <text:p>v = Vector(x, y)</text:p>
            <text:p>v = Vector(x, y, z)</text:p>
            <text:p>v.mag</text:p>
            <text:p>v.angle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66cc" style:text-outline="false" style:text-line-through-style="none" style:text-line-through-type="none" style:text-position="0% 100%" style:font-name="Droid Sans" fo:font-family="'Droid Sans'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true" fo:min-height="0cm" fo:min-width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66cc" style:text-outline="false" style:text-line-through-style="none" style:text-line-through-type="none" style:text-position="0% 100%" style:font-name="Ubuntu Mono" fo:font-family="'Ubuntu Mono'" style:font-pitch="fixed" fo:font-size="18pt" fo:letter-spacing="-0.053cm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10:48:20.701049615</meta:creation-date>
    <dc:date>2017-08-29T11:34:16.726448959</dc:date>
    <meta:editing-duration>P11DT11M54S</meta:editing-duration>
    <meta:editing-cycles>1</meta:editing-cycles>
    <meta:document-statistic meta:object-count="13"/>
    <meta:generator>LibreOffice/5.0.3.2$Linux_X86_64 LibreOffice_project/00m0$Build-2</meta:generator>
  </office:meta>
</office:document-meta>
</file>